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ass Petition System</text:p>
      <text:p text:style-name="Standard"/>
      <text:p text:style-name="Standard">Problem Statement</text:p>
      <text:p text:style-name="Standard"><text:tab/>Every year at San Jose State University, students encounter the problem of filled classes. Many times these classes are necessary for their graduation. Many sit in on classes hoping that<text:tab/>they will succeed in being added from the wait list. However, experience has show that many students semester after semester fail to get into those classes, especially if they are trying to retake the course. Luckily there is the option of creating a petition to create a new class. However this is not a simple process.</text:p>
      <text:p text:style-name="Standard"/>
      <text:p text:style-name="Standard">Objectives</text:p>
      <text:p text:style-name="Standard"><text:tab/>Provide students a simple way to create and sign petitions to get the class they need. While protecting their student id and name from others who sign the petition.</text:p>
      <text:p text:style-name="Standard"/>
      <text:p text:style-name="Standard">The system will allow students to simply create a petition for a class they need. Or to sign an already existing petition. When this system has sufficient signatures, it will email the petition to the appropriate </text:p>
      <text:p text:style-name="Standard">department. If possible, when the class is created, the system will attempt to notify those who signed the petition that a class has been created.</text:p>
      <text:p text:style-name="Standard"/>
      <text:p text:style-name="Standard"/>
      <text:p text:style-name="Standard">Features:</text:p>
      <text:p text:style-name="Standard"/>
      <text:list xml:id="list8277998252869118315" text:style-name="L1">
        <text:list-item>
          <text:p text:style-name="P1">Secures personal information</text:p>
        </text:list-item>
        <text:list-item>
          <text:p text:style-name="P1">Allows creation of petitions</text:p>
        </text:list-item>
        <text:list-item>
          <text:p text:style-name="P1">Allows students to search for petitions</text:p>
        </text:list-item>
        <text:list-item>
          <text:p text:style-name="P1">Allows students to sign existing petitions</text:p>
        </text:list-item>
        <text:list-item>
          <text:p text:style-name="P1">Is easily assessable through desktop and mobile platforms</text:p>
        </text:list-item>
        <text:list-item>
          <text:p text:style-name="P1">It will notify users of existing petitions if they try to create a new one that already exists</text:p>
        </text:list-item>
        <text:list-item>
          <text:p text:style-name="P1">It will automatically notify users when petitions they have signed are submitted to the department</text:p>
        </text:list-item>
        <text:list-item>
          <text:p text:style-name="P1">It will notify users when classes have been created </text:p>
        </text:list-item>
      </text:list>
      <text:p text:style-name="Standard"/>
      <text:p text:style-name="Standard">• Problem statement and objectives</text:p>
      <text:p text:style-name="Standard">o What is the purpose of this application?</text:p>
      <text:p text:style-name="Standard">o What will it do?</text:p>
      <text:p text:style-name="Standard">• A list of major fe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er Seet</meta:initial-creator>
    <meta:creation-date>2014-09-21T14:07:21.93</meta:creation-date>
    <meta:document-statistic meta:table-count="0" meta:image-count="0" meta:object-count="0" meta:page-count="1" meta:paragraph-count="20" meta:word-count="284" meta:character-count="1655"/>
    <dc:date>2014-09-21T17:04:48.69</dc:date>
    <dc:creator>Oliver Seet</dc:creator>
    <meta:editing-duration>PT41M31S</meta:editing-duration>
    <meta:editing-cycles>1</meta:editing-cycles>
    <meta:generator>OpenOffice/4.0.1$Win32 OpenOffice.org_project/401m5$Build-9714</meta:generator>
  </office:meta>
</office:document-meta>
</file>